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3cm"/>
    </style:style>
    <style:style style:name="P1" style:family="paragraph">
      <style:text-properties fo:font-size="20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32pt" fo:font-weight="normal" style:font-size-asian="32pt" style:font-weight-asian="normal" style:font-size-complex="32pt" style:font-weight-complex="normal"/>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209cm" svg:x="1.4cm" svg:y="-0.014cm" presentation:class="title" presentation:user-transformed="true">
          <draw:text-box>
            <text:p>Βελτίωση της Προσωποποίησης των υπηρεσιών με αξιοποίηση κοινωνικών γράφων</text:p>
          </draw:text-box>
        </draw:frame>
        <draw:frame presentation:style-name="pr2" draw:layer="layout" svg:width="24.63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Περιεχόμενα</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Προσωποποίηση</text:p>
          </draw:text-box>
        </draw:frame>
        <draw:frame presentation:style-name="pr4" draw:layer="layout" svg:width="24.639cm" svg:height="12.179cm" svg:x="1.4cm" svg:y="4.914cm" presentation:class="outline" presentation:user-transformed="true">
          <draw:text-box>
            <text:list text:style-name="L2">
              <text:list-item>
                <text:p>Τι είναι; <text:line-break/><text:span text:style-name="T1">(Η δυνατότητα δυναμικής διαμόρφωσης του περιεχομένου μιας υπηρεσίας ανάλογα με τις επιλογές οι τις προτιμήσεις του κάθε ξεχωριστού χρήστη)</text:span></text:p>
              </text:list-item>
              <text:list-item>
                <text:p><text:span text:style-name="T2">Σε τι βοηθά;</text:span></text:p>
                <text:p><text:span text:style-name="T1">Αντιμετώπιση της υπερπληροφόρησης</text:span><text:span text:style-name="T1"><text:line-break/></text:span><text:span text:style-name="T1">...</text:span></text:p>
              </text:list-item>
              <text:list-item>
                <text:p><text:span text:style-name="T2">Μέθοδοι Προσωποποίησης</text:span></text:p>
                <text:p><text:span text:style-name="T1">Explicit → Ο ίδιος ο χρήστης καθορίζει τα χαρακτηριστικά της υπηρεσίας </text:span></text:p>
                <text:list>
                  <text:list-item>
                    <text:list>
                      <text:list-item>
                        <text:list>
                          <text:list-header>
                            <text:p><text:span text:style-name="T1">μέσα από επιλογές διαμόρφωσης που του δίνονται</text:span></text:p>
                          </text:list-header>
                        </text:list>
                      </text:list-item>
                    </text:list>
                  </text:list-item>
                </text:list>
                <text:p><text:span text:style-name="T1">Implicit → Η διαδικασία επιτυγχάνεται από το σύστημα </text:span></text:p>
                <text:p><text:span text:style-name="T1">Hybrid → συνδυασμός</text:span></text:p>
                <text:list>
                  <text:list-item text:start-value="1">
                    <text:p><text:span text:style-name="T2">Η Explicit μέθοδος μπορεί να πραγματοποιηθεί με ένα σύστημα </text:span></text:p>
                    <text:p><text:span text:style-name="T2">συστάσεων το οποίο θα υποδείξει τα αντικείμενα της εφαρμογής τα οποία αφορούν τον κάθε χρήστη</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Συστήματα Συστάσεων<text:line-break/>(Recommendation Systems)</text:p>
          </draw:text-box>
        </draw:frame>
        <draw:frame presentation:style-name="pr4" draw:layer="layout" svg:width="24.639cm" svg:height="12.179cm" svg:x="1.4cm" svg:y="4.914cm" presentation:class="outline">
          <draw:text-box>
            <text:list text:style-name="L2">
              <text:list-item>
                <text:p>Τι είναι;<text:line-break/><text:span text:style-name="T1">(Συστήματα που </text:span><text:span text:style-name="T3">προβλέπουν</text:span><text:span text:style-name="T1"> την αξιολόγηση που θα έκανε ένας χρήστης σε αντικείμενα με τα οποία δεν έχει ακόμα επαφή) (Μέσω αυτής της διαδικασίας μπορούν να προταθούν στον χρήστη τα αντικείμενα που έχουν τις υψηλότερες </text:span><text:span text:style-name="T3">πιθανές </text:span><text:span text:style-name="T1">αξιολογήσεις)</text:span></text:p>
              </text:list-item>
              <text:list-item>
                <text:p><text:span text:style-name="T2">Κατηγορίες</text:span></text:p>
                <text:p><text:span text:style-name="T1">Content-based → Συμπεράσματα από την αλληλεπίδραση του χρήστη με </text:span><text:span text:style-name="T1"><text:tab/></text:span><text:span text:style-name="T1"><text:tab/></text:span><text:span text:style-name="T1"><text:tab/></text:span><text:span text:style-name="T1"><text:tab/></text:span><text:span text:style-name="T1"><text:tab/></text:span><text:span text:style-name="T1">το σύστημα</text:span></text:p>
                <text:p><text:span text:style-name="T1">Collaborative → Συμπεράσματα από τις προτιμήσεις άλλων χρηστών που </text:span><text:span text:style-name="T1"><text:tab/></text:span><text:span text:style-name="T1"><text:tab/></text:span><text:span text:style-name="T1"><text:tab/></text:span><text:span text:style-name="T1"><text:tab/></text:span><text:span text:style-name="T1">έχουν κοινά χαρακτηριστικά </text:span></text:p>
                <text:p><text:span text:style-name="T1">Hybrid → Συνδυασμός</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3T3">
        <draw:frame presentation:style-name="pr5" draw:layer="layout" svg:width="25.199cm" svg:height="3.506cm" svg:x="1.4cm" svg:y="0.837cm" presentation:class="title" presentation:placeholder="true" presentation:user-transformed="true">
          <draw:text-box/>
        </draw:frame>
        <draw:frame presentation:style-name="pr6" draw:layer="layout" svg:width="12.023cm" svg:height="12.18cm" svg:x="1.4cm" svg:y="4.914cm" presentation:class="outline">
          <draw:text-box>
            <text:list text:style-name="L2">
              <text:list-item>
                <text:p>elleipsi</text:p>
              </text:list-item>
              <text:list-item>
                <text:p>Elipsh social graph info</text:p>
              </text:list-item>
            </text:list>
          </draw:text-box>
        </draw:frame>
        <draw:frame presentation:style-name="pr6" draw:layer="layout" svg:width="12.023cm" svg:height="12.18cm" svg:x="14.025cm" svg:y="4.914cm" presentation:class="outline">
          <draw:text-box>
            <text:list text:style-name="L2">
              <text:list-item>
                <text:p>Proteinomenh lysh</text:p>
              </text:list-item>
              <text:list-item>
                <text:p/>
              </text:list-item>
              <text:list-item>
                <text:p>Xrisi social graph</text:p>
              </text:list-item>
              <text:list-item>
                <text:p>Clusters xristwn</text:p>
              </text:list-item>
              <text:list-item>
                <text:p>“Kalyteres” gnwmes</text:p>
              </text:list-item>
              <text:list-item>
                <text:p/>
              </text:list-item>
              <text:list-item>
                <text:p>Dokimi se pragmatiko systima</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Περιγραφή τhs proseggisis</text:p>
          </draw:text-box>
        </draw:frame>
        <draw:frame presentation:style-name="pr4" draw:layer="layout" svg:width="24.639cm" svg:height="12.179cm" svg:x="1.4cm" svg:y="4.714cm" presentation:class="outline" presentation:user-transformed="true">
          <draw:text-box>
            <text:list text:style-name="L2">
              <text:list-item>
                <text:p>Πρόβλημα:<text:line-break/><text:span text:style-name="T1">Επέκταση <text:s/>της λειτουργίας του Pserver ώστε να ομαδοποιεί τους χρήστες </text:span></text:p>
                <text:p><text:span text:style-name="T1">με βάση την κοινωνική τους συσχέτιση</text:span></text:p>
              </text:list-item>
              <text:list-item>
                <text:p><text:span text:style-name="T2">Προσέγγιση</text:span><text:span text:style-name="T2"><text:line-break/></text:span><text:span text:style-name="T1">Βασιζόμενοι στην παραδοχή πως οι κοινωνικές ομάδες εμπεριέχουν σχέσεις επιρροής, πως οι χρήστες που είναι κοινωνικά συνδεδεμένοι μοιράζονται ενδιαφέροντα και προτιμήσεις</text:span></text:p>
                <text:p><text:span text:style-name="T1">Αναλύοντας τον κοινωνικό γράφο, εντοπισμός κοινοτήτων χρηστών</text:span></text:p>
                <text:p><text:span text:style-name="T1">ώστε να βγουν συμπεράσματα για τις πιθανές αξιολογήσεις</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Server</text:p>
          </draw:text-box>
        </draw:frame>
        <draw:frame presentation:style-name="pr4" draw:layer="layout" svg:width="24.639cm" svg:height="12.179cm" svg:x="1.4cm" svg:y="4.914cm" presentation:class="outline">
          <draw:text-box>
            <text:list text:style-name="L2">
              <text:list-item>
                <text:p>Γενικευμένη μηχανή<text:span text:style-name="T2"> Προσωποποίησης</text:span></text:p>
              </text:list-item>
              <text:list-item>
                <text:p><text:span text:style-name="T4">Λογικά Επίπεδα</text:span><text:span text:style-name="T4"><text:line-break/></text:span><text:span text:style-name="T5">Personal user models → Πληροφορίες για τον κάθε χρήστη,</text:span><text:span text:style-name="T5"><text:line-break/></text:span><text:span text:style-name="T5"><text:tab/></text:span><text:span text:style-name="T5"><text:tab/></text:span><text:span text:style-name="T5">user profile, δημογραφικά χαρακτηριστικά, προτιμήσεις</text:span></text:p>
                <text:p><text:span text:style-name="T5">Stereotypes → Σύνολα χρηστών με κοινά δημογραφικά χαρακτηριστικά</text:span></text:p>
                <text:p><text:span text:style-name="T5">User Communities → Σύνολα χρηστών με κοινές προτιμήσεις</text:span></text:p>
                <text:p><text:span text:style-name="T5"/></text:p>
                <text:p><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Κοινότητες Χρηστών</text:p>
          </draw:text-box>
        </draw:frame>
        <draw:frame presentation:style-name="pr4" draw:layer="layout" svg:width="24.639cm" svg:height="12.179cm" svg:x="1.4cm" svg:y="4.914cm" presentation:class="outline">
          <draw:text-box>
            <text:list text:style-name="L2">
              <text:list-item>
                <text:p>Τι είναι – αντιπροσωπεύουν</text:p>
              </text:list-item>
              <text:list-item>
                <text:p>Δύναμη της κοινωνικής πληροφορίας</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socialPserver</text:p>
              </text:list-header>
            </text:list>
          </draw:text-box>
        </draw:frame>
        <draw:frame presentation:style-name="pr4" draw:layer="layout" svg:width="24.639cm" svg:height="12.179cm" svg:x="1.4cm" svg:y="4.914cm" presentation:class="outline" presentation:user-transformed="true">
          <draw:text-box>
            <text:list text:style-name="L2">
              <text:list-item>
                <text:p>Στόχοι</text:p>
              </text:list-item>
              <text:list-item>
                <text:p>Σχεδιασμός</text:p>
              </text:list-item>
            </text:list>
          </draw:text-box>
        </draw:frame>
        <draw:frame presentation:style-name="pr1" draw:layer="layout" svg:width="25.199cm" svg:height="3.506cm" svg:x="4.101cm" svg:y="7.378cm" presentation:class="title" presentation:user-transformed="true">
          <draw:text-box>
            <text:list text:style-name="L1">
              <text:list-header>
                <text:p><text:line-break/></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Αλγόριθμοι </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6">Ενσωμάτωση1/2</text:span><text:line-break/>Αρχιτεκτονική PServer</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text:span text:style-name="T6">Ενσωμάτωση2/2</text:span><text:line-break/> Αρχιτεκτονική του socialPServer</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Αξιολόγηση Παραγόμενων Κοινοτήτων</text:p>
          </draw:text-box>
        </draw:frame>
        <draw:frame presentation:style-name="pr4" draw:layer="layout" svg:width="24.639cm" svg:height="12.179cm" svg:x="1.4cm" svg:y="4.914cm" presentation:class="outline">
          <draw:text-box>
            <text:list text:style-name="L2">
              <text:list-item>
                <text:p>Προσέγγιση<text:line-break/></text:p>
              </text:list-item>
              <text:list-item>
                <text:p>Υλοποίηση</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Εφαρμογή σε πραγματικά<text:line-break/>Δεδομένα</text:p>
          </draw:text-box>
        </draw:frame>
        <draw:frame presentation:style-name="pr4" draw:layer="layout" svg:width="24.639cm" svg:height="12.179cm" svg:x="1.4cm" svg:y="4.914cm" presentation:class="outline">
          <draw:text-box>
            <text:list text:style-name="L2">
              <text:list-item>
                <text:p>DataSet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Αποτελέσματα</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Συμπεράσματα</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Μελλοντικές Κατευθύνσεις,<text:line-break/>Βελτίωση</text:p>
          </draw:text-box>
        </draw:frame>
        <draw:frame presentation:style-name="pr4" draw:layer="layout" svg:width="24.639cm" svg:height="12.179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2-18T14:03:15</meta:creation-date>
    <dc:date>2014-02-18T17:21:04</dc:date>
    <meta:editing-duration>PT2H42M54S</meta:editing-duration>
    <meta:editing-cycles>10</meta:editing-cycles>
    <meta:generator>LibreOffice/3.5$Linux_X86_64 LibreOffice_project/350m1$Build-2</meta:generator>
    <meta:document-statistic meta:object-count="91"/>
  </office:meta>
</office:document-meta>
</file>